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7fc1" officeooo:paragraph-rsid="000a7fc1"/>
    </style:style>
    <style:style style:name="T1" style:family="text">
      <style:text-properties officeooo:rsid="000c6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mettre un point un système automatisé d’arrosage à base d’eaux de pluie, il est nécessaire de disposer de plusieurs types de matériels (dans le cadre de l’IoT) qui constitueront des thématiques :</text:p>
      <text:p text:style-name="P1">– capteurs d’humidité du sol sans fil ;</text:p>
      <text:p text:style-name="P1">– passerelles (gateway) ;</text:p>
      <text:p text:style-name="P1">– box (accès à internet) ;</text:p>
      <text:p text:style-name="P1">– capteur de niveau d’eau dans la cuve ;</text:p>
      <text:p text:style-name="P1">– électrovanne ;</text:p>
      <text:p text:style-name="P1">– <text:span text:style-name="T1">pomp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09-08T13:57:31.005457112</meta:creation-date>
    <dc:date>2020-09-08T17:13:41.078120172</dc:date>
    <dc:creator>Vincent </dc:creator>
    <meta:editing-duration>PT24M33S</meta:editing-duration>
    <meta:editing-cycles>1</meta:editing-cycles>
    <meta:document-statistic meta:table-count="0" meta:image-count="0" meta:object-count="0" meta:page-count="1" meta:paragraph-count="7" meta:word-count="59" meta:character-count="354" meta:non-whitespace-character-count="296"/>
    <meta:generator>LibreOffice/6.1.5.2$Linux_X86_64 LibreOffice_project/10$Build-2</meta:generator>
  </office:meta>
</office:document-meta>
</file>